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MyLibrary/dialog-lb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MyLibrary/BigModule.xml" manifest:media-type="text/xml" manifest:size="273430">
    <manifest:encryption-data manifest:checksum-type="urn:oasis:names:tc:opendocument:xmlns:manifest:1.0#sha256-1k" manifest:checksum="">
      <manifest:algorithm manifest:algorithm-name="http://www.w3.org/2001/04/xmlenc#aes256-cbc" manifest:initialisation-vector="Cft8ruJvCy+OW3tAQRtmMQ=="/>
      <manifest:key-derivation manifest:key-derivation-name="PBKDF2" manifest:key-size="32" manifest:iteration-count="1024" manifest:salt="PtKZ3tpbea7oa6QB3uul7w=="/>
      <manifest:start-key-generation manifest:start-key-generation-name="http://www.w3.org/2000/09/xmldsig#sha256" manifest:key-size="32"/>
    </manifest:encryption-data>
  </manifest:file-entry>
  <manifest:file-entry manifest:full-path="Basic/MyLibrary/script-lb.xml" manifest:media-type="text/xml"/>
  <manifest:file-entry manifest:full-path="Basic/MyLibrary/BigModule.bin" manifest:media-type=""/>
  <manifest:file-entry manifest:full-path="Basic/MyLibrary/Module1.xml" manifest:media-type="text/xml" manifest:size="1041">
    <manifest:encryption-data manifest:checksum-type="urn:oasis:names:tc:opendocument:xmlns:manifest:1.0#sha256-1k" manifest:checksum="/82x+xFkljVd4rv8De2eROQBjVIb6Kjk7QdQyxz0FP4=">
      <manifest:algorithm manifest:algorithm-name="http://www.w3.org/2001/04/xmlenc#aes256-cbc" manifest:initialisation-vector="dPZj71hbFGlC4DA4loE3cA=="/>
      <manifest:key-derivation manifest:key-derivation-name="PBKDF2" manifest:key-size="32" manifest:iteration-count="1024" manifest:salt="ewOF6snbID0gH+AB3Sjbog=="/>
      <manifest:start-key-generation manifest:start-key-generation-name="http://www.w3.org/2000/09/xmldsig#sha256" manifest:key-size="32"/>
    </manifest:encryption-data>
  </manifest:file-entry>
  <manifest:file-entry manifest:full-path="Basic/MyLibrary/Module1.bin" manifest:media-type="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uton 1" form:control-implementation="ooo:com.sun.star.form.component.CommandButton" xml:id="control1" form:id="control1" form:label="Test M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Module1.Main?language=Basic&amp;location=document" xlink:type="simple"/>
              </office:event-listeners>
            </form:button>
            <form:button form:name="Bouton 2" form:control-implementation="ooo:com.sun.star.form.component.CommandButton" xml:id="control2" form:id="control2" form:label="big Metho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BigModule.bigMethod?language=Basic&amp;location=document" xlink:type="simple"/>
              </office:event-listeners>
            </form:button>
            <form:button form:name="Bouton 2" form:control-implementation="ooo:com.sun.star.form.component.CommandButton" xml:id="control3" form:id="control3" form:label="far big Metho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BigModule.farBigMethod?language=Basic&amp;location=document" xlink:type="simple"/>
              </office:event-listeners>
            </form:button>
          </form:form>
        </office:forms>
        <table:shapes>
          <draw:control draw:z-index="0" draw:text-style-name="P1" svg:width="70.24mm" svg:height="15.14mm" svg:x="50.17mm" svg:y="21.78mm" draw:control="control1"/>
          <draw:control draw:z-index="1" draw:text-style-name="P1" svg:width="37.44mm" svg:height="14.34mm" svg:x="31.39mm" svg:y="82.08mm" draw:control="control2"/>
          <draw:control draw:z-index="2" draw:text-style-name="P1" svg:width="37.44mm" svg:height="14.34mm" svg:x="90.31mm" svg:y="80.48mm" draw:control="control3"/>
        </table:shapes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string" calcext:value-type="string">
            <text:p>The MyLibrary password is <text:span text:style-name="T1">password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oving it, the TestMe button is ok (no error)</text:p>
          </table:table-cell>
        </table:table-row>
        <table:table-row table:style-name="ro1">
          <table:table-cell office:value-type="string" calcext:value-type="string">
            <text:p>with password protected library, the TestMe button fires an error (variable not se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0:22:29.751421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4-03-10T10:55:49.530350351</meta:creation-date>
    <dc:date>2015-09-30T10:22:54.589455412</dc:date>
    <meta:editing-duration>PT2H23M35S</meta:editing-duration>
    <meta:editing-cycles>51</meta:editing-cycles>
    <meta:generator>LibreOfficeDev/5.0.3.0.0$Linux_X86_64 LibreOffice_project/6bb2addf14df19dd1e88b833a2f17271c8ffd278</meta:generator>
    <dc:creator>Laurent Godard</dc:creator>
    <meta:document-statistic meta:table-count="1" meta:cell-count="3" meta:object-count="3"/>
  </office:meta>
</office:document-meta>
</file>

<file path=Basic/MyLibrary/BigModule.xml>��~_(צ���e��NP��L��4�k�
��<� 9�"hT$�L��P��q��'.tM���}q�	!�L��E��b�)'�<n�&&Q��_ �7ǘᗳ�Hg0�l��$�	M?�T��Ew|GA߿Z�Z�i���#��M�ޱb�EC���b�O�P�d|����ӓ�+�ݠ*"̶����t���[�t{�@�}����h\����o�D�R ��-���𒲦�2�)�z	���z��VK�5��_��|
��=����-��?�1��`bF�����]{�gqᖀϧ�r���F�H^w�k�rG��1���۝ޮ�������
��"8/c�*R�M�����{�J������5�� ��v9���[�O�Ku�CA����L]`��k�b��M�������^**ɠ$���o��+��`μA|Gl�j�^��9gS�Q�UZ���ؾ��_��Z�� �3����;@�@[,�����L3q�V�0�=?mS�h��$1�'� ���C͇�` ��N�0�Qؕ�^#�'_�F`��D)+�V�l;	��
���ҩ��'����(�e�p���3�l׶*o��p�A���Ͳ'���������a�F�/�F�t���U�-p�O2�;�0!}ȼ�O,����j?`�{��|h6ٌ��Z��b�zc�&?k��1߭{Z��56~��]FI�!�ˍ�"�*4����f�ֺ�f���kP�(���K�#
��8p]pw,���.�r�7J��	9�,���d��#uQ.��R��<��}���^��1�X	�*D k��� �K8P�GIuT$�!�v��t/.N�)+��!����;��6�U���"�!�OQXb����:SWsm/S�����?-�yL;ȍlH	0l�IpO�a��{� .�/zP`����F�{�l��*�6���g�P����抖'cø
X�H^��?pT���� �78~7������K5f��j<��
}�=Ԫ.���*�?�@�Y7���M�ިH<ю�7��9,SJ�¨/gx9�Ú11��������6�ӹ#Q"�%�	���K�l��Rb �5��u`�Ӡ�����6fP��/8PEo����G���2�U��%*UR�"'+ye��#���{|�gͩ���%�7��lp��i]�l�~W�+CȪg���F[=��Jb}4\rHQSAs��43g�l�i}i��ҝ���PJ�#2iI�J5�2P-s�ʪ�YJ�<�%��n��c�.���9PH���X_V�,h���LK9[;�@	�� }�C�~D �	����Y��eV�F�ǲ�@�hIf$q<`���
.\N�=�Am�r��bଁ��L�+����.j��t�:�o.#�z������bǆ� �6�*9�0�	�[P̟���r.��ꟼ� phM)�)��wU�H�D��WT��[�����7r�J��g��~��Jm�sej�*	�-��IFS�6�z�$;�,�ݷ{ɩ2`�s<&�~yŹ�H�1&�;Ώ4n��]w�ßz�+�s��ø�`ɬ�b;�xq�0'���j� ᑚ݆� ���s��ӣ��Xt��垢1�$7�J4�������h�K`%H_H�%�PŕRw�k�-�$	�����a����$��s8���~y�6X��I�e�491ؚ"7�ccq$�.Y�ѐ9���Fj({���ʚz\N9��"(T�PB��"�G���b��a�$^���up)Ul!g�W_窏6ͤR^�g&B�3�"^U5޷)V�ؖ�$N�T�`���*�s5����>����\m�2�]��H����U�s4�Ͳ�ӹpg�(�Zrr�ɍBU�Ձ�D�G'��mƊș��pV�ؕL�����{�߱s��2�xw�:��$A�ol.�?2���߫��6E������V�f�F�!!|	6��do�c�W��0Q����۾M8n���N+�j��VV*�����*Ck�oh#�~�ur}�LAJ��6 ��w�l�S)���͂}L��G��DA�7��r�odp��-�K|wMG�ˤ�3���*��Y���O {��ju�ݞ��ϸ��E���ܜjv��wR�c���R#���e�$R�'Zd�9vүK�[�;�8Km�`�)c
�C��K�f�((F�l���K���*
P����yBiF-���|���Y���Yw�'c����@����$q6��TP��ȶ������WL*��)�2�&mT�u�nF/I�ʎ/�s�3��/��{֤�C?�T��g��*2��j�:Q��S����V�[��(�x�,%�Jo��ww^�^�@�ޑR�>��_-�_z��&4v�}�%%��#My�w1#����}v	�9Ίe����j��D<l�ݦNmY���s��n�s=�ɂL���/YF!�ຍ�[��*R�TeL�OO"���aVl,&W�\�����dGԭ�i��Y��,��^��(0��֮M߼�$~�h��NX�����Gn9֥2�5� ���N���껪�����R��J�u�h�sw��G8uߜ�j�$I��TN�#��f�M��b�ӊ�Ջ�	��G{�����z�e���/����P-\،-�w��M7�D��_��;���
�?f������%�tA�˯����UI *Z�o��{.�,�-]���M��Xqn�������	�Y�Ï��>��R���/y���3�`ZZ��3��ς�A9��jM� 澶t`�t��.�2�NQ0h#��pʓ�C��R��j��8c&�7��MJ�U�������?���Y�����#kd���u�7?6�*0�Z..� �G���g��J�!����a%����(r(#�{��[�l��r1<ƛ�$��
�����e�j?�x�oL���Y�D��\�+����5Ã�qM����Ll��yy��g��w���x��ie����'1m�Ӈ�3I�
P��ms���蟁���;�}ŭ\{�a�kr	����>�\��	�`�sr�Fr3��+�.<�O���p���\�!V����t�6=�lH�>7�-������ͮ�����a~9��m�X�*|����p�%��y�%��-�N�����������ў��"$���׃���vGD��M�,F�Fu�4 ګ�=d{�GM��w��ĵ��"xq�r���>�'�c�t/�*l��m�V�m�;��1����f�(�x�*�������(88G"�V
</file>

<file path=Basic/MyLibrary/Module1.xml>��c��,c*���#L"r`V�����q���'o��2+?�L���UL�e 0P�_ՙ���c�]4&-Ͻ#���%�׉X�ʱ��b��ɝ��<�lV�����)5�p!ϗþhH��I�,Ύ8�Ru�V'b����>�Clӌ�����^�:"$A��?CV�fjf�Ĉ��tB^�#:���� ~�8�{s+Q&�o7����=ĸsY3�E4��m�
�Y��8���y�|�:Qoi�G]"�
ʯ�U��E�8S�n�!Y� }i�� �vu;��a��'�0���)6�7��ɤ��9��0U�2"��5��Y�24�N5���4��ꥀ�����oF����!?"��Ȋ�ŜQ��I�v��D��ɍd�dk��~�}�J%���4�4AsXH��`����-�2�y�Y������{��·��.����yp�z�~Xڷ��E6i\Y��,e�&B��#|��!j�l
f���O��q���G^���]d����F�eN���P1x�;�lEl�b���
</file>

<file path=Basic/MyLibrary/script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true">
  <library:element library:name="Module1"/>
  <library:element library:name="BigModule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main
	myLibs = thisComponent.basicLibraries
	if not myLibs.isLibraryPasswordVerified("MyLibrary") then	
		retour = myLibs.verifyLibraryPassword( "MyLibrary", "password" )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

<file path=Dialogs/MyLibrary/dialog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